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531.04pt" svg:height="193.49pt" svg:x="610.44pt" svg:y="156.64pt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04/19/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438.86pt" svg:height="193.49pt" svg:x="627pt" svg:y="28.66pt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5/04/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9/0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9/0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09/10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09/10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09/1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09/1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1/19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/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1/19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/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0" calcext:value-type="date">
            <text:p>11/20/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14] = [.A13] ; [.Q13] ; [.Q13] + [.P13] + IF ([.A13] = [.A12] ; [.P12]; 0))" office:value-type="float" office:value="1621" calcext:value-type="float">
            <text:p>1621</text:p>
          </table:table-cell>
          <table:table-cell table:number-columns-repeated="1003"/>
        </table:table-row>
        <table:table-row table:style-name="ro1" table:number-rows-repeated="43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3:25:55.8214209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68</meta:editing-cycles>
    <meta:editing-duration>PT5H7M8S</meta:editing-duration>
    <dc:title>Saison Ekkart</dc:title>
    <dc:date>2018-11-19T23:30:01.747114680</dc:date>
    <meta:generator>LibreOffice/6.0.6.2$Linux_X86_64 LibreOffice_project/00m0$Build-2</meta:generator>
    <meta:document-statistic meta:table-count="3" meta:cell-count="15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